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64cm" fo:min-width="2.33cm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Fine_20_Dashed" svg:stroke-width="0.035cm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_20_with_20_no_20_fill_20_and_20_no_20_line">
      <style:graphic-properties draw:textarea-vertical-align="middle" draw:ole-draw-aspect="1" style:protect="size"/>
    </style:style>
    <style:style style:name="gr6" style:family="graphic" style:parent-style-name="objectwithoutfill">
      <style:graphic-properties draw:marker-start="Arrow" draw:marker-end="Arrow" draw:fill="none"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4cm" svg:height="2cm" svg:x="14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4cm" svg:y1="8cm" svg:x2="14cm" svg:y2="11.2cm">
          <text:p/>
        </draw:line>
        <draw:line draw:style-name="gr2" draw:text-style-name="P1" draw:layer="layout" svg:x1="18cm" svg:y1="8.012cm" svg:x2="18cm" svg:y2="11.038cm">
          <text:p/>
        </draw:line>
        <draw:ellipse draw:style-name="gr3" draw:text-style-name="P1" draw:layer="layout" svg:width="4cm" svg:height="1.888cm" draw:transform="rotate (-3.14159265358979) translate (18cm 12cm)" draw:kind="arc" draw:start-angle="358.9" draw:end-angle="180.4">
          <text:p/>
        </draw:ellipse>
        <draw:line draw:style-name="gr4" draw:text-style-name="P1" draw:layer="layout" svg:x1="16cm" svg:y1="5.8cm" svg:x2="16cm" svg:y2="12.8cm">
          <text:p/>
        </draw:line>
        <draw:frame draw:style-name="gr5" draw:text-style-name="P2" draw:layer="layout" svg:width="0.78cm" svg:height="0.971cm" svg:x="15.6cm" svg:y="4.62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4" draw:text-style-name="P1" draw:layer="layout" svg:x1="21cm" svg:y1="5.8cm" svg:x2="21cm" svg:y2="12.6cm">
          <text:p/>
        </draw:line>
        <draw:frame draw:style-name="gr5" draw:text-style-name="P2" draw:layer="layout" svg:width="3.825cm" svg:height="1.078cm" svg:x="18.975cm" svg:y="4.52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6" draw:text-style-name="P1" draw:layer="layout" svg:x1="16cm" svg:y1="6.6cm" svg:x2="21cm" svg:y2="6.6cm">
          <text:p/>
        </draw:line>
        <draw:frame draw:style-name="gr5" draw:text-style-name="P2" draw:layer="layout" svg:width="0.606cm" svg:height="0.859cm" svg:x="18.2cm" svg:y="6.741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30T10:51:24.281503585</meta:creation-date>
    <dc:date>2017-10-31T10:18:22.324147839</dc:date>
    <meta:editing-duration>PT23H8M14S</meta:editing-duration>
    <meta:editing-cycles>3</meta:editing-cycles>
    <meta:generator>LibreOffice/5.4.2.2$Linux_X86_64 LibreOffice_project/40m0$Build-2</meta:generator>
    <meta:document-statistic meta:object-count="33"/>
  </office:meta>
</office:document-meta>
</file>

<file path=Object 1/content.xml><?xml version="1.0" encoding="utf-8"?>
<math xmlns="http://www.w3.org/1998/Math/MathML" display="block">
  <semantics>
    <msub>
      <mi>I</mi>
      <mi>s</mi>
    </msub>
    <annotation encoding="StarMath 5.0">I_s</annotation>
  </semantics>
</math>
</file>

<file path=Object 2/content.xml><?xml version="1.0" encoding="utf-8"?>
<math xmlns="http://www.w3.org/1998/Math/MathML" display="block">
  <semantics>
    <mrow>
      <msub>
        <mi>I</mi>
        <mi>p</mi>
      </msub>
      <mo stretchy="false">=</mo>
      <mrow>
        <msub>
          <mi>I</mi>
          <mi>s</mi>
        </msub>
        <mo stretchy="false">+</mo>
        <msup>
          <mi mathvariant="italic">mh</mi>
          <mn>2</mn>
        </msup>
      </mrow>
    </mrow>
    <annotation encoding="StarMath 5.0">I_p = I_s + mh^2</annotation>
  </semantics>
</math>
</file>

<file path=Object 3/content.xml><?xml version="1.0" encoding="utf-8"?>
<math xmlns="http://www.w3.org/1998/Math/MathML" display="block">
  <semantics>
    <mi>h</mi>
    <annotation encoding="StarMath 5.0">h
</annotation>
  </semantics>
</math>
</file>